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style:tab-stops/>
      </style:paragraph-properties>
      <style:text-properties fo:font-weight="bold" style:font-weight-asian="bold" style:font-weight-complex="bold"/>
    </style:style>
    <style:style style:name="P2" style:parent-style-name="Normal" style:family="paragraph">
      <style:paragraph-properties fo:margin-left="0.5in" fo:text-indent="-0.25in">
        <style:tab-stops/>
      </style:paragraph-properties>
    </style:style>
    <style:style style:name="P3" style:parent-style-name="ListParagraph" style:list-style-name="LFO1" style:family="paragraph">
      <style:text-properties fo:font-weight="bold" style:font-weight-asian="bold" style:font-weight-complex="bold"/>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Normal" style:family="paragraph">
      <style:text-properties fo:language="en" fo:country="US"/>
    </style:style>
    <style:style style:name="P8" style:parent-style-name="ListParagraph" style:list-style-name="LFO1" style:family="paragraph">
      <style:text-properties fo:font-weight="bold" style:font-weight-asian="bold" style:font-weight-complex="bold"/>
    </style:style>
    <style:style style:name="P9" style:parent-style-name="Normal" style:family="paragraph">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weight="bold" style:font-weight-asian="bold" style:font-weight-complex="bold" fo:language="en" fo:country="US"/>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Normal" style:family="paragraph">
      <style:text-properties fo:language="en" fo:country="US"/>
    </style:style>
    <style:style style:name="P2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Team Discussion: What is a Secure Programming Language?</text:p>
      <text:p text:style-name="P2"/>
      <text:list text:style-name="LFO1" text:continue-numbering="true">
        <text:list-item>
          <text:p text:style-name="P3">What factors determine whether a programming language is secure or not?</text:p>
        </text:list-item>
      </text:list>
      <text:p text:style-name="Normal"><text:span text:style-name="T4">According to<text:s/></text:span>Cifuentes &amp; Bierman (2019)<text:span text:style-name="T5">, the factors that determine whether a programming language is secure or not is whether they provide first-class support against buffer errors, injection errors, and information leaks. However, no mainstream language is identified as having this level of support for all three potential attacks (</text:span>Cifuentes &amp; Bierman, 2019)<text:span text:style-name="T6">.<text:s/></text:span></text:p>
      <text:p text:style-name="P7"/>
      <text:list text:style-name="LFO1" text:continue-numbering="true">
        <text:list-item>
          <text:p text:style-name="P8">Could Python be classed as a secure language? Justify your answer.</text:p>
        </text:list-item>
      </text:list>
      <text:p text:style-name="P9"/>
      <text:p text:style-name="Normal"><text:span text:style-name="T10">C does not address buffer errors, whereas Python does, through managed memory (</text:span>Cifuentes &amp; Bierman, 2019). Python 2 would not automatically valuate inputs, potentially allowing hackers to discover global variables, however Python 3 has addressed this (Pillai, 2017).</text:p>
      <text:p text:style-name="Normal"/>
      <text:p text:style-name="Normal">The<text:s/>eval() function in Python (even Python 3) is unsafe as malicious code can be passed to it (Pillai, 2017).</text:p>
      <text:p text:style-name="Normal"/>
      <text:p text:style-name="Normal">Overflow errors are handled in Python 3, however unhandled overflow errors in the underlying C code can lead to overflow exceptions and expose overflow buffer (Pillai, 2017). Python reduces likelihood of this exploitation through raising exceptions (Pillai, 2017).</text:p>
      <text:p text:style-name="Normal"/>
      <text:p text:style-name="Normal">Libraries like Pickle for serialising don’t enforce type check or rules on objects being serialised so can be command to exploit system e.g. shell command (Pillai, 2017). Using JSON or YAML for serialisation is much safer (Pillai, 2017).</text:p>
      <text:p text:style-name="Normal"/>
      <text:p text:style-name="Normal"><text:span text:style-name="T11"><text:s text:c="4"/>3.<text:s/></text:span><text:span text:style-name="T12">Python would be a better language to create operating systems than C. Discuss.</text:span></text:p>
      <text:p text:style-name="Normal"><text:span text:style-name="T13">Because of Python’s abstraction of managed memory, its performance overheads are difficult to predict and this is not ideal for systems programming (</text:span>Cifuentes &amp; Bierman,<text:s/><text:soft-page-break/>2019).<text:s/><text:span text:style-name="T14">C does not have this level of memory management and so can be utilised to <text:s/>ensure performance<text:s/></text:span><text:span text:style-name="T15">i</text:span><text:span text:style-name="T16">s<text:s/></text:span><text:span text:style-name="T17">maximised (</text:span>Cifuentes &amp; Bierman, 2019)<text:span text:style-name="T18">.</text:span></text:p>
      <text:p text:style-name="P19"/>
      <text:p text:style-name="P20">References</text:p>
      <text:p text:style-name="Normal">Pillai, A.B. (2017) <text:span text:style-name="T21">Software Architecture with Python</text:span>. Birmingham, UK. Packt Publishing Ltd.</text:p>
      <text:p text:style-name="Normal"/>
      <text:p text:style-name="Normal">Cifuentes, C. &amp; Bierman, G. (2019) <text:span text:style-name="T22">What is a Secure Programming Language?</text:span> 3rd Summit on Advances in Programming Languages (SNAPL).136(3): 1 - 15.</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22:00Z</meta:creation-date>
    <dc:date>2024-10-19T00:22:00Z</dc:date>
    <meta:template xlink:href="Normal.dotm" xlink:type="simple"/>
    <meta:editing-cycles>2</meta:editing-cycles>
    <meta:editing-duration>PT60S</meta:editing-duration>
    <meta:document-statistic meta:page-count="2" meta:paragraph-count="4" meta:word-count="313" meta:character-count="2094" meta:row-count="14" meta:non-whitespace-character-count="1785"/>
  </office:meta>
</office:document-meta>
</file>